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25cm" draw:marker-start-center="true" draw:marker-end="Arrow" draw:marker-end-width="0.25cm" draw:marker-end-center="true" draw:fill="none" draw:textarea-horizontal-align="center"/>
    </style:style>
    <style:style style:name="gr2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4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7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9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3" style:family="graphic" style:parent-style-name="objectwithoutfill">
      <style:graphic-properties draw:marker-start="Arrow" draw:marker-start-width="0.25cm" draw:marker-end="" draw:marker-end-width="0.254cm" draw:marker-end-center="true" draw:fill="none" draw:textarea-horizontal-align="center"/>
    </style:style>
    <style:style style:name="gr14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fo:font-size="12pt"/>
    </style:style>
    <style:style style:name="P10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3.075cm" svg:y1="5.442cm" svg:x2="18.732cm" svg:y2="5.442cm" draw:start-shape="id1" draw:start-glue-point="1" draw:end-shape="id2" draw:end-glue-point="3" svg:d="M13075 5442h5657" svg:viewBox="0 0 5658 1">
          <text:p/>
        </draw:connector>
        <draw:rect draw:style-name="gr2" draw:text-style-name="P2" xml:id="id2" draw:id="id2" draw:layer="layout" svg:width="0.517cm" svg:height="0.25cm" svg:x="18.732cm" svg:y="5.317cm">
          <text:p/>
        </draw:rect>
        <draw:frame draw:style-name="gr3" draw:text-style-name="P3" draw:layer="layout" svg:width="2.504cm" svg:height="0.9cm" svg:x="1.598cm" svg:y="1.55cm">
          <draw:text-box>
            <text:p><text:span text:style-name="T1">TOE/SLc</text:span></text:p>
          </draw:text-box>
        </draw:frame>
        <draw:g>
          <draw:polyline draw:style-name="gr4" draw:text-style-name="P1" draw:layer="layout" svg:width="0.249cm" svg:height="0.499cm" svg:x="1.5cm" svg:y="12.8cm" svg:viewBox="0 0 250 500" draw:points="0,0 250,250 0,500">
            <text:p/>
          </draw:polyline>
          <draw:frame draw:style-name="gr5" draw:text-style-name="P4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6" draw:text-style-name="P4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7" draw:text-style-name="P1" draw:layer="layout" svg:x1="1.5cm" svg:y1="12.55cm" svg:x2="1.75cm" svg:y2="12.55cm">
            <text:p/>
          </draw:line>
        </draw:g>
        <draw:rect draw:style-name="gr2" draw:text-style-name="P2" draw:layer="layout" svg:width="1.004cm" svg:height="0.25cm" svg:x="12.071cm" svg:y="3.722cm">
          <text:p/>
        </draw:rect>
        <draw:rect draw:style-name="gr8" draw:text-style-name="P5" xml:id="id7" draw:id="id7" draw:layer="layout" svg:width="1.215cm" svg:height="0.636cm" svg:x="1.515cm" svg:y="3.222cm">
          <text:p><text:span text:style-name="T3">RXe</text:span></text:p>
        </draw:rect>
        <draw:rect draw:style-name="gr8" draw:text-style-name="P5" xml:id="id9" draw:id="id9" draw:layer="layout" svg:width="1.215cm" svg:height="0.623cm" svg:x="1.515cm" svg:y="3.968cm">
          <text:p><text:span text:style-name="T3">TAi</text:span></text:p>
        </draw:rect>
        <draw:rect draw:style-name="gr8" draw:text-style-name="P5" xml:id="id11" draw:id="id11" draw:layer="layout" svg:width="1.215cm" svg:height="0.623cm" svg:x="1.515cm" svg:y="10.373cm">
          <text:p><text:span text:style-name="T3">STt</text:span></text:p>
        </draw:rect>
        <draw:rect draw:style-name="gr2" draw:text-style-name="P2" xml:id="id8" draw:id="id8" draw:layer="layout" svg:width="1.004cm" svg:height="0.25cm" svg:x="8.844cm" svg:y="3.415cm">
          <text:p/>
        </draw:rect>
        <draw:rect draw:style-name="gr2" draw:text-style-name="P2" xml:id="id3" draw:id="id3" draw:layer="layout" svg:width="1.004cm" svg:height="0.25cm" svg:x="12.071cm" svg:y="2.922cm">
          <text:p/>
        </draw:rect>
        <draw:rect draw:style-name="gr2" draw:text-style-name="P2" xml:id="id5" draw:id="id5" draw:layer="layout" svg:width="1.004cm" svg:height="0.249cm" svg:x="12.071cm" svg:y="3.723cm">
          <text:p/>
        </draw:rect>
        <draw:connector draw:style-name="gr9" draw:text-style-name="P1" draw:layer="layout" svg:x1="13.075cm" svg:y1="3.047cm" svg:x2="18.216cm" svg:y2="3.04cm" draw:start-shape="id3" draw:start-glue-point="1" draw:end-shape="id4" draw:end-glue-point="3" svg:d="M13075 3047h2564v-7h2577" svg:viewBox="0 0 5142 8">
          <text:p/>
        </draw:connector>
        <draw:connector draw:style-name="gr9" draw:text-style-name="P1" draw:layer="layout" svg:x1="13.075cm" svg:y1="3.847cm" svg:x2="18.216cm" svg:y2="3.847cm" draw:start-shape="id5" draw:start-glue-point="1" draw:end-shape="id6" draw:end-glue-point="3" svg:d="M13075 3847h5141" svg:viewBox="0 0 5142 1">
          <text:p/>
        </draw:connector>
        <draw:connector draw:style-name="gr9" draw:text-style-name="P1" draw:layer="layout" svg:x1="2.73cm" svg:y1="3.54cm" svg:x2="8.844cm" svg:y2="3.54cm" draw:start-shape="id7" draw:start-glue-point="1" draw:end-shape="id8" draw:end-glue-point="3" svg:d="M2730 3540h6114" svg:viewBox="0 0 6115 1">
          <text:p/>
        </draw:connector>
        <draw:rect draw:style-name="gr2" draw:text-style-name="P2" xml:id="id10" draw:id="id10" draw:layer="layout" svg:width="1.004cm" svg:height="0.25cm" svg:x="8.844cm" svg:y="4.154cm">
          <text:p/>
        </draw:rect>
        <draw:rect draw:style-name="gr2" draw:text-style-name="P2" xml:id="id12" draw:id="id12" draw:layer="layout" svg:width="1.004cm" svg:height="0.25cm" svg:x="4.987cm" svg:y="10.585cm">
          <text:p/>
        </draw:rect>
        <draw:connector draw:style-name="gr9" draw:text-style-name="P1" draw:layer="layout" svg:x1="2.73cm" svg:y1="4.279cm" svg:x2="8.844cm" svg:y2="4.279cm" draw:start-shape="id9" draw:start-glue-point="1" draw:end-shape="id10" draw:end-glue-point="3" svg:d="M2730 4279h6114" svg:viewBox="0 0 6115 1">
          <text:p/>
        </draw:connector>
        <draw:connector draw:style-name="gr9" draw:text-style-name="P1" draw:layer="layout" svg:x1="2.73cm" svg:y1="10.684cm" svg:x2="4.987cm" svg:y2="10.71cm" draw:start-shape="id11" draw:start-glue-point="1" draw:end-shape="id12" draw:end-glue-point="3" svg:d="M2730 10684h1135v26h1122" svg:viewBox="0 0 2258 27">
          <text:p/>
        </draw:connector>
        <draw:rect draw:style-name="gr8" draw:text-style-name="P5" xml:id="id6" draw:id="id6" draw:layer="layout" svg:width="1.215cm" svg:height="0.623cm" svg:x="18.216cm" svg:y="3.536cm">
          <text:p><text:span text:style-name="T3">TAi</text:span></text:p>
        </draw:rect>
        <draw:rect draw:style-name="gr8" draw:text-style-name="P5" xml:id="id4" draw:id="id4" draw:layer="layout" svg:width="1.215cm" svg:height="0.636cm" svg:x="18.216cm" svg:y="2.722cm">
          <text:p><text:span text:style-name="T3">RXe</text:span></text:p>
        </draw:rect>
        <draw:custom-shape draw:style-name="gr10" draw:text-style-name="P7" draw:layer="layout" svg:width="0.59cm" svg:height="0.291cm" svg:x="14.369cm" svg:y="2.9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7" draw:layer="layout" svg:width="0.59cm" svg:height="0.291cm" svg:x="14.37cm" svg:y="3.702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7" draw:layer="layout" svg:width="0.59cm" svg:height="0.291cm" svg:x="3.514cm" svg:y="10.543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7" draw:layer="layout" svg:width="0.59cm" svg:height="0.291cm" svg:x="7.372cm" svg:y="4.1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0" draw:text-style-name="P7" draw:layer="layout" svg:width="0.59cm" svg:height="0.291cm" svg:x="7.373cm" svg:y="3.417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8" draw:text-style-name="P5" xml:id="id24" draw:id="id24" draw:layer="layout" svg:width="1.215cm" svg:height="0.636cm" svg:x="1.516cm" svg:y="11.222cm">
          <text:p><text:span text:style-name="T3">TXe</text:span></text:p>
        </draw:rect>
        <draw:rect draw:style-name="gr11" draw:text-style-name="P6" draw:layer="layout" svg:width="17.933cm" svg:height="11.988cm" svg:x="1.508cm" svg:y="1.457cm">
          <text:p/>
        </draw:rect>
        <draw:rect draw:style-name="gr12" draw:text-style-name="P9" xml:id="id21" draw:id="id21" draw:layer="layout" svg:width="4.051cm" svg:height="1.321cm" svg:x="12.134cm" svg:y="8.909cm" draw:corner-radius="0.25cm">
          <text:p text:style-name="P8"><text:span text:style-name="T5"><text:s/></text:span><text:span text:style-name="T5">Urh</text:span></text:p>
          <text:p text:style-name="P8"><text:span text:style-name="T6"><text:s text:c="4"/></text:span><text:span text:style-name="T6">UpdateRequestHandler</text:span><text:span text:style-name="T5"> </text:span></text:p>
        </draw:rect>
        <draw:rect draw:style-name="gr12" draw:text-style-name="P9" xml:id="id13" draw:id="id13" draw:layer="layout" svg:width="3.28cm" svg:height="1.571cm" svg:x="3.033cm" svg:y="4.808cm" draw:corner-radius="0.25cm">
          <text:p text:style-name="P8"><text:span text:style-name="T5"><text:s/></text:span><text:span text:style-name="T5">Sim</text:span></text:p>
          <text:p text:style-name="P8"><text:span text:style-name="T6"><text:s text:c="4"/></text:span><text:span text:style-name="T6">SessionIdManager</text:span><text:span text:style-name="T5"> </text:span></text:p>
        </draw:rect>
        <draw:rect draw:style-name="gr2" draw:text-style-name="P2" xml:id="id14" draw:id="id14" draw:layer="layout" svg:width="0.488cm" svg:height="0.25cm" svg:x="8.844cm" svg:y="5.468cm">
          <text:p/>
        </draw:rect>
        <draw:connector draw:style-name="gr9" draw:text-style-name="P1" draw:layer="layout" svg:x1="6.313cm" svg:y1="5.593cm" svg:x2="8.844cm" svg:y2="5.593cm" draw:start-shape="id13" draw:start-glue-point="1" draw:end-shape="id14" draw:end-glue-point="3" svg:d="M6313 5593h2531" svg:viewBox="0 0 2532 1">
          <text:p/>
        </draw:connector>
        <draw:connector draw:style-name="gr9" draw:text-style-name="P1" draw:layer="layout" svg:x1="10.933cm" svg:y1="7.668cm" svg:x2="3.033cm" svg:y2="5.593cm" draw:start-shape="id15" draw:start-glue-point="3" draw:end-shape="id13" draw:end-glue-point="3" svg:d="M10933 7668h-8414v-2075h514" svg:viewBox="0 0 8415 2076">
          <text:p/>
        </draw:connector>
        <draw:custom-shape draw:style-name="gr10" draw:text-style-name="P7" draw:layer="layout" svg:width="1.397cm" svg:height="0.291cm" svg:x="6.791cm" svg:y="5.448cm">
          <text:p text:style-name="P6"><text:span text:style-name="T4">1638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text-style-name="P1" draw:layer="layout" svg:x1="13.048cm" svg:y1="6.23cm" svg:x2="14.309cm" svg:y2="7.098cm" draw:start-shape="id16" draw:start-glue-point="1" draw:end-shape="id17" draw:end-glue-point="0" svg:d="M13048 6230h1261v868" svg:viewBox="0 0 1262 869">
          <text:p/>
        </draw:connector>
        <draw:rect draw:style-name="gr2" draw:text-style-name="P2" xml:id="id16" draw:id="id16" draw:layer="layout" svg:width="0.517cm" svg:height="0.25cm" svg:x="12.531cm" svg:y="6.105cm">
          <text:p/>
        </draw:rect>
        <draw:custom-shape draw:style-name="gr10" draw:text-style-name="P7" draw:layer="layout" svg:width="0.59cm" svg:height="0.291cm" svg:x="13.471cm" svg:y="6.085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2" xml:id="id17" draw:id="id17" draw:layer="layout" svg:width="0.61cm" svg:height="0.25cm" svg:x="14.004cm" svg:y="7.098cm">
          <text:p/>
        </draw:rect>
        <draw:custom-shape draw:style-name="gr10" draw:text-style-name="P7" draw:layer="layout" svg:width="0.59cm" svg:height="0.291cm" svg:x="7.09cm" svg:y="7.502cm">
          <text:p text:style-name="P6"><text:span text:style-name="T4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text-style-name="P1" draw:layer="layout" draw:line-skew="0.345cm" svg:x1="9.39cm" svg:y1="6.355cm" svg:x2="6.957cm" svg:y2="10.207cm" draw:start-shape="id18" draw:start-glue-point="2" draw:end-shape="id19" draw:end-glue-point="0" svg:d="M9390 6355v2265h-2433v1587" svg:viewBox="0 0 2434 3853">
          <text:p/>
        </draw:connector>
        <draw:custom-shape draw:style-name="gr10" draw:text-style-name="P7" draw:layer="layout" svg:width="0.59cm" svg:height="0.291cm" svg:x="8.291cm" svg:y="8.502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2" xml:id="id18" draw:id="id18" draw:layer="layout" svg:width="0.517cm" svg:height="0.25cm" svg:x="9.132cm" svg:y="6.105cm">
          <text:p/>
        </draw:rect>
        <draw:rect draw:style-name="gr2" draw:text-style-name="P2" xml:id="id20" draw:id="id20" draw:layer="layout" svg:width="0.517cm" svg:height="0.25cm" svg:x="9.833cm" svg:y="6.105cm">
          <text:p/>
        </draw:rect>
        <draw:connector draw:style-name="gr13" draw:text-style-name="P1" draw:layer="layout" svg:x1="10.091cm" svg:y1="6.355cm" svg:x2="12.134cm" svg:y2="9.569cm" draw:start-shape="id20" draw:start-glue-point="2" draw:end-shape="id21" draw:end-glue-point="3" svg:d="M10091 6355v3214h2043" svg:viewBox="0 0 2044 3215">
          <text:p/>
        </draw:connector>
        <draw:custom-shape draw:style-name="gr10" draw:text-style-name="P7" draw:layer="layout" svg:width="0.59cm" svg:height="0.291cm" svg:x="10.468cm" svg:y="9.421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2" xml:id="id22" draw:id="id22" draw:layer="layout" svg:width="0.61cm" svg:height="0.281cm" svg:x="10.981cm" svg:y="7.958cm">
          <text:p/>
        </draw:rect>
        <draw:rect draw:style-name="gr2" draw:text-style-name="P2" xml:id="id23" draw:id="id23" draw:layer="layout" svg:width="0.61cm" svg:height="0.281cm" svg:x="8.314cm" svg:y="10.32cm">
          <text:p/>
        </draw:rect>
        <draw:connector draw:style-name="gr13" draw:text-style-name="P1" draw:layer="layout" draw:line-skew="-0.063cm" svg:x1="10.981cm" svg:y1="8.098cm" svg:x2="8.924cm" svg:y2="10.46cm" draw:start-shape="id22" draw:start-glue-point="3" draw:end-shape="id23" draw:end-glue-point="1" svg:d="M10981 8098h-1091v2362h-966" svg:viewBox="0 0 2058 2363">
          <text:p/>
        </draw:connector>
        <draw:custom-shape draw:style-name="gr10" draw:text-style-name="P7" draw:layer="layout" svg:width="0.59cm" svg:height="0.291cm" svg:x="9.153cm" svg:y="10.296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2" xml:id="id25" draw:id="id25" draw:layer="layout" svg:width="1.004cm" svg:height="0.25cm" svg:x="4.988cm" svg:y="11.414cm">
          <text:p/>
        </draw:rect>
        <draw:connector draw:style-name="gr9" draw:text-style-name="P1" draw:layer="layout" svg:x1="2.731cm" svg:y1="11.54cm" svg:x2="4.988cm" svg:y2="11.539cm" draw:start-shape="id24" draw:start-glue-point="1" draw:end-shape="id25" draw:end-glue-point="3" svg:d="M2731 11540h1135v-1h1122" svg:viewBox="0 0 2258 2">
          <text:p/>
        </draw:connector>
        <draw:custom-shape draw:style-name="gr10" draw:text-style-name="P7" draw:layer="layout" svg:width="0.59cm" svg:height="0.291cm" svg:x="3.515cm" svg:y="11.394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2" draw:text-style-name="P2" xml:id="id26" draw:id="id26" draw:layer="layout" svg:width="1.004cm" svg:height="0.25cm" svg:x="7.888cm" svg:y="11.22cm">
          <text:p/>
        </draw:rect>
        <draw:rect draw:style-name="gr2" draw:text-style-name="P2" xml:id="id28" draw:id="id28" draw:layer="layout" svg:width="1.004cm" svg:height="0.25cm" svg:x="7.889cm" svg:y="12.021cm">
          <text:p/>
        </draw:rect>
        <draw:connector draw:style-name="gr9" draw:text-style-name="P1" draw:layer="layout" svg:x1="8.892cm" svg:y1="11.345cm" svg:x2="18.174cm" svg:y2="11.345cm" draw:start-shape="id26" draw:start-glue-point="1" draw:end-shape="id27" draw:end-glue-point="3" svg:d="M8892 11345h9282" svg:viewBox="0 0 9283 1">
          <text:p/>
        </draw:connector>
        <draw:custom-shape draw:style-name="gr10" draw:text-style-name="P7" draw:layer="layout" svg:width="0.59cm" svg:height="0.291cm" svg:x="10.81cm" svg:y="11.2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9" draw:text-style-name="P1" draw:layer="layout" svg:x1="8.893cm" svg:y1="12.146cm" svg:x2="18.175cm" svg:y2="12.146cm" draw:start-shape="id28" draw:start-glue-point="1" draw:end-shape="id29" draw:end-glue-point="3" svg:d="M8893 12146h9282" svg:viewBox="0 0 9283 1">
          <text:p/>
        </draw:connector>
        <draw:custom-shape draw:style-name="gr10" draw:text-style-name="P7" draw:layer="layout" svg:width="0.59cm" svg:height="0.291cm" svg:x="10.811cm" svg:y="12.001cm">
          <text:p text:style-name="P6"><text:span text:style-name="T4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2" draw:text-style-name="P9" xml:id="id19" draw:id="id19" draw:layer="layout" svg:width="4.051cm" svg:height="2.223cm" svg:x="4.932cm" svg:y="10.207cm" draw:corner-radius="0.25cm">
          <text:p text:style-name="P8"><text:span text:style-name="T5"><text:s/></text:span><text:span text:style-name="T5">Rlt</text:span></text:p>
          <text:p text:style-name="P8"><text:span text:style-name="T6"><text:s text:c="4"/></text:span><text:span text:style-name="T6">ReverseLookupTable</text:span><text:span text:style-name="T5"> </text:span></text:p>
        </draw:rect>
        <draw:rect draw:style-name="gr12" draw:text-style-name="P9" xml:id="id15" draw:id="id15" draw:layer="layout" svg:width="4.051cm" svg:height="1.321cm" svg:x="10.933cm" svg:y="7.008cm" draw:corner-radius="0.25cm">
          <text:p text:style-name="P8"><text:span text:style-name="T5"><text:s/></text:span><text:span text:style-name="T5">Urs</text:span></text:p>
          <text:p text:style-name="P8"><text:span text:style-name="T6"><text:s text:c="4"/></text:span><text:span text:style-name="T6">UpdateRequestSender</text:span><text:span text:style-name="T5"> </text:span></text:p>
        </draw:rect>
        <draw:rect draw:style-name="gr2" draw:text-style-name="P2" xml:id="id1" draw:id="id1" draw:layer="layout" svg:width="0.544cm" svg:height="0.249cm" svg:x="12.531cm" svg:y="5.318cm">
          <text:p/>
        </draw:rect>
        <draw:rect draw:style-name="gr12" draw:text-style-name="P9" draw:layer="layout" svg:width="4.335cm" svg:height="3.737cm" svg:x="8.778cm" svg:y="2.673cm" draw:corner-radius="0.25cm">
          <text:p text:style-name="P8"><text:span text:style-name="T5"><text:s/></text:span><text:span text:style-name="T5">Lrh</text:span></text:p>
          <text:p text:style-name="P8"><text:span text:style-name="T6"><text:s text:c="4"/></text:span><text:span text:style-name="T6">LookupReplyHandler</text:span><text:span text:style-name="T5"> </text:span></text:p>
        </draw:rect>
        <draw:rect draw:style-name="gr2" draw:text-style-name="P2" xml:id="id30" draw:id="id30" draw:layer="layout" svg:width="0.517cm" svg:height="0.25cm" svg:x="18.733cm" svg:y="7.543cm">
          <text:p/>
        </draw:rect>
        <draw:rect draw:style-name="gr2" draw:text-style-name="P2" xml:id="id31" draw:id="id31" draw:layer="layout" svg:width="0.517cm" svg:height="0.25cm" svg:x="18.734cm" svg:y="9.444cm">
          <text:p/>
        </draw:rect>
        <draw:connector draw:style-name="gr9" draw:text-style-name="P1" draw:layer="layout" svg:x1="14.984cm" svg:y1="7.668cm" svg:x2="18.733cm" svg:y2="7.668cm" draw:start-shape="id15" draw:start-glue-point="1" draw:end-shape="id30" draw:end-glue-point="3" svg:d="M14984 7668h3749" svg:viewBox="0 0 3750 1">
          <text:p/>
        </draw:connector>
        <draw:connector draw:style-name="gr9" draw:text-style-name="P1" draw:layer="layout" svg:x1="16.185cm" svg:y1="9.569cm" svg:x2="18.734cm" svg:y2="9.569cm" draw:start-shape="id21" draw:start-glue-point="1" draw:end-shape="id31" draw:end-glue-point="3" svg:d="M16185 9569h2549" svg:viewBox="0 0 2550 1">
          <text:p/>
        </draw:connector>
        <draw:rect draw:style-name="gr14" draw:text-style-name="P10" draw:layer="layout" svg:width="0.714cm" svg:height="5.36cm" svg:x="18.727cm" svg:y="4.86cm">
          <text:p><text:span text:style-name="T3">C</text:span></text:p>
          <text:p><text:span text:style-name="T3">A</text:span></text:p>
          <text:p><text:span text:style-name="T3">M</text:span></text:p>
        </draw:rect>
        <draw:rect draw:style-name="gr8" draw:text-style-name="P5" xml:id="id29" draw:id="id29" draw:layer="layout" svg:width="1.215cm" svg:height="0.623cm" svg:x="18.175cm" svg:y="11.835cm">
          <text:p><text:span text:style-name="T3">TXe</text:span></text:p>
        </draw:rect>
        <draw:rect draw:style-name="gr8" draw:text-style-name="P5" xml:id="id27" draw:id="id27" draw:layer="layout" svg:width="1.215cm" svg:height="0.623cm" svg:x="18.174cm" svg:y="11.034cm">
          <text:p><text:span text:style-name="T3">PR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4H35M46S</meta:editing-duration>
    <meta:editing-cycles>211</meta:editing-cycles>
    <meta:generator>LibreOffice/6.2.8.2$Windows_X86_64 LibreOffice_project/f82ddfca21ebc1e222a662a32b25c0c9d20169ee</meta:generator>
    <dc:date>2020-01-17T10:19:01.906000000</dc:date>
    <dc:creator>Francois Abel</dc:creator>
    <meta:printed-by>Francois Abel</meta:printed-by>
    <meta:print-date>2018-11-01T20:08:16.68</meta:print-date>
    <meta:document-statistic meta:object-count="73"/>
  </office:meta>
</office:document-meta>
</file>